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cd86" officeooo:paragraph-rsid="0017cd8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cd86" officeooo:paragraph-rsid="0017cd8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cd86" officeooo:paragraph-rsid="0017cd86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82f3a" officeooo:paragraph-rsid="00182f3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17cd86"/>
    </style:style>
    <style:style style:name="P6" style:family="paragraph" style:parent-style-name="Standard">
      <style:paragraph-properties fo:text-align="start" style:justify-single-word="false"/>
      <style:text-properties officeooo:paragraph-rsid="0017cd86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7cd86" officeooo:paragraph-rsid="0017cd8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ad8c8" officeooo:paragraph-rsid="001ad8c8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2f3a" officeooo:paragraph-rsid="00182f3a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c22a2" officeooo:paragraph-rsid="001c22a2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cd86" officeooo:paragraph-rsid="0017cd86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c22a2" officeooo:paragraph-rsid="001c22a2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d8c8" style:font-weight-asian="normal" style:font-weight-complex="normal"/>
    </style:style>
    <style:style style:name="T3" style:family="text">
      <style:text-properties fo:font-weight="normal" officeooo:rsid="001c22a2" style:font-weight-asian="normal" style:font-weight-complex="normal"/>
    </style:style>
    <style:style style:name="T4" style:family="text">
      <style:text-properties officeooo:rsid="0019038f"/>
    </style:style>
    <style:style style:name="T5" style:family="text">
      <style:text-properties officeooo:rsid="001ad8c8"/>
    </style:style>
    <style:style style:name="T6" style:family="text">
      <style:text-properties fo:font-size="16pt" fo:font-weight="bold" officeooo:rsid="0017cd86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1ad8c8" style:font-size-asian="14pt" style:font-weight-asian="bold" style:font-size-complex="16pt" style:font-weight-complex="bold"/>
    </style:style>
    <style:style style:name="T8" style:family="text">
      <style:text-properties fo:font-size="14pt" fo:font-weight="normal" officeooo:rsid="001ad8c8" style:font-size-asian="12.25pt" style:font-weight-asian="normal" style:font-size-complex="14pt" style:font-weight-complex="normal"/>
    </style:style>
    <style:style style:name="T9" style:family="text">
      <style:text-properties officeooo:rsid="001c22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Recherche </text:span><text:span text:style-name="T7">controle</text:span></text:p>
      <text:p text:style-name="P1"/>
      <text:p text:style-name="P2">Format : <text:span text:style-name="T1">image Docker, </text:span><text:span text:style-name="T2">programme Django</text:span></text:p>
      <text:p text:style-name="P3"/>
      <text:p text:style-name="P2">Rôle </text:p>
      <text:p text:style-name="P8">Responsable du bon déroulement d’une recherche, de la récolte d’article jusqu’à la fin du clustering.</text:p>
      <text:p text:style-name="P8">Coordonne et met-à-jour la progression de la recherche.</text:p>
      <text:p text:style-name="P3"/>
      <text:p text:style-name="P2">Flux de sortie :<text:tab/> <text:span text:style-name="T1">articles scientifique vers la base de donnée</text:span></text:p>
      <text:p text:style-name="P2"><text:span text:style-name="T1"><text:tab/><text:tab/><text:tab/> </text:span><text:span text:style-name="T2">les résultats des préprocessing vers la base de données</text:span></text:p>
      <text:p text:style-name="P3"><text:tab/><text:tab/><text:tab/> <text:span text:style-name="T5">les résultats du clustering</text:span></text:p>
      <text:p text:style-name="P3"><text:tab/><text:tab/><text:tab/><text:span text:style-name="T5">mise-à-jour de la progression vers la base de donnée</text:span></text:p>
      <text:p text:style-name="P3"><text:tab/><text:tab/><text:tab/><text:span text:style-name="T5">création de ses modules enfants + transfert des arguments</text:span></text:p>
      <text:p text:style-name="P3"/>
      <text:p text:style-name="P2">Flux d’entrée :<text:tab/><text:span text:style-name="T1">articles scientifique depuis </text:span><text:span text:style-name="T2">module recherche articles</text:span></text:p>
      <text:p text:style-name="P2"><text:span text:style-name="T2"><text:tab/><text:tab/><text:tab/>résultat préprocessing depuis module article preprocessing</text:span></text:p>
      <text:p text:style-name="P6"><text:span text:style-name="T8"><text:tab/><text:tab/><text:tab/>résultats de clustering depuis module clustering processing</text:span></text:p>
      <text:p text:style-name="P3"/>
      <text:p text:style-name="P2">Api :<text:span text:style-name="T1"> <text:tab/>communication avec la base de donnée </text:span>api_BD</text:p>
      <text:p text:style-name="P2"><text:tab/><text:span text:style-name="T1">communication avec le module parent </text:span>api_<text:span text:style-name="T4">Requête</text:span></text:p>
      <text:p text:style-name="P2"><text:tab/><text:span text:style-name="T3">le transfert de donnée depuis les modules enfant s’effectue par http avec l’api <text:tab/>http_requête</text:span></text:p>
      <text:p text:style-name="P2"/>
      <text:p text:style-name="P12">Argument</text:p>
      <text:p text:style-name="P4">mot de passe et coordonné de la base de donnée</text:p>
      <text:p text:style-name="P4">identifiant de la requête pour la recherches</text:p>
      <text:p text:style-name="P4">mot de passe et coordonné de <text:span text:style-name="T9">la machine-back</text:span></text:p>
      <text:p text:style-name="P10">mot de passe et coordonné de la machine-performante</text:p>
      <text:p text:style-name="P10">nombre de thread max pour le module (permettra de recevoir plusieur requête http en même temps)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1:47:45.534468937</meta:creation-date>
    <meta:generator>LibreOffice/6.4.7.2$Linux_X86_64 LibreOffice_project/40$Build-2</meta:generator>
    <dc:date>2022-03-13T19:29:45.924957957</dc:date>
    <meta:editing-duration>PT18M36S</meta:editing-duration>
    <meta:editing-cycles>5</meta:editing-cycles>
    <meta:document-statistic meta:table-count="0" meta:image-count="0" meta:object-count="0" meta:page-count="1" meta:paragraph-count="22" meta:word-count="175" meta:character-count="1158" meta:non-whitespace-character-count="979"/>
  </office:meta>
</office:document-meta>
</file>